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224AEE068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arial" svg:font-family="arial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style style:name="P2" style:family="paragraph" style:parent-style-name="Text_20_body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3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top="0cm" fo:margin-bottom="0cm" fo:line-height="150%" fo:text-align="start" style:justify-single-word="false"/>
    </style:style>
    <style:style style:name="P5" style:family="paragraph" style:parent-style-name="Text_20_body">
      <style:paragraph-properties fo:margin-top="0cm" fo:margin-bottom="0cm" fo:line-height="150%" fo:text-align="start" style:justify-single-word="false">
        <style:tab-stops>
          <style:tab-stop style:position="18.521cm" style:type="right"/>
        </style:tab-stops>
      </style:paragraph-properties>
    </style:style>
    <style:style style:name="P6" style:family="paragraph" style:parent-style-name="Text_20_body">
      <style:paragraph-properties fo:line-height="150%" fo:text-align="center" style:justify-single-word="false"/>
      <style:text-properties style:font-name="Century Schoolbook L" fo:font-size="12pt" fo:font-weight="bold" style:font-size-asian="12pt" style:font-size-complex="12pt"/>
    </style:style>
    <style:style style:name="P7" style:family="paragraph" style:parent-style-name="Text_20_body">
      <style:paragraph-properties fo:line-height="15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8" style:family="paragraph" style:parent-style-name="Text_20_body">
      <style:paragraph-properties fo:line-height="100%" fo:text-align="center" style:justify-single-word="false"/>
      <style:text-properties style:font-name="Century Schoolbook L" fo:font-size="13pt" fo:font-weight="bold" style:font-size-asian="13pt" style:font-size-complex="13pt"/>
    </style:style>
    <style:style style:name="P9" style:family="paragraph" style:parent-style-name="Text_20_body">
      <style:paragraph-properties fo:line-height="150%" fo:text-align="center" style:justify-single-word="false"/>
      <style:text-properties style:font-name="Century Schoolbook L"/>
    </style:style>
    <style:style style:name="P10" style:family="paragraph" style:parent-style-name="Text_20_body">
      <style:paragraph-properties fo:margin-left="1.529cm" fo:margin-right="1.529cm" fo:line-height="100%" fo:text-align="center" style:justify-single-word="false" fo:text-indent="0cm" style:auto-text-indent="false"/>
      <style:text-properties fo:font-variant="small-caps" style:font-name="Century Schoolbook L" fo:font-size="20pt" fo:font-weight="bold" style:font-size-asian="20pt" style:font-size-complex="20pt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style:use-window-font-color="true" style:font-name="Times1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6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7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8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19" style:family="paragraph" style:parent-style-name="Text_20_body" style:list-style-name="L1">
      <style:paragraph-properties fo:margin-top="0cm" fo:margin-bottom="0cm" fo:text-align="start" style:justify-single-word="false">
        <style:tab-stops>
          <style:tab-stop style:position="18.521cm" style:type="right"/>
        </style:tab-stops>
      </style:paragraph-properties>
    </style:style>
    <style:style style:name="P20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</style:style>
    <style:style style:name="P21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  <style:text-properties style:use-window-font-color="true" style:font-name="FreeMono"/>
    </style:style>
    <style:style style:name="P22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  <style:text-properties style:use-window-font-color="true" style:font-name="FreeMono"/>
    </style:style>
    <style:style style:name="P23" style:family="paragraph" style:parent-style-name="Text_20_body">
      <style:paragraph-properties fo:margin-top="0cm" fo:margin-bottom="0cm" fo:background-color="#e6e6e6" fo:padding="0.049cm" fo:border="0.002cm solid #000000" style:shadow="#808080 0.18cm 0.18cm">
        <style:background-image/>
      </style:paragraph-properties>
      <style:text-properties style:font-name="FreeMono"/>
    </style:style>
    <style:style style:name="P2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color="#000000" style:font-name="Century Schoolbook L" fo:font-size="10pt" fo:language="fr" fo:country="FR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style:font-name="Century Schoolbook L" fo:font-size="10pt" fo:language="fr" fo:country="FR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Times1" fo:font-style="italic" style:font-style-asian="italic" style:font-style-complex="italic"/>
    </style:style>
    <style:style style:name="T6" style:family="text">
      <style:text-properties style:font-name="Times1" fo:font-style="normal" style:font-style-asian="normal" style:font-style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FreeMono" fo:font-style="normal" style:font-style-asian="normal" style:font-style-complex="normal"/>
    </style:style>
    <style:style style:name="T9" style:family="text">
      <style:text-properties style:use-window-font-color="true" style:font-name="Times1" fo:font-style="normal" style:font-style-asian="normal" style:font-style-complex="normal"/>
    </style:style>
    <style:style style:name="T10" style:family="text">
      <style:text-properties style:use-window-font-color="true" style:font-name="Times1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style:font-name="FreeMono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><draw:frame draw:style-name="fr1" draw:name="Image1" text:anchor-type="as-char" svg:width="5.239cm" svg:height="0.9cm" draw:z-index="0"><draw:image xlink:href="Pictures/10000200000000C6000000224AEE0685.gif" xlink:type="simple" xlink:show="embed" xlink:actuate="onLoad"/></draw:frame></text:p>
      <text:p text:style-name="P6">Département Informatique et Mathématiques Appliquées</text:p>
      <text:p text:style-name="P6"/>
      <text:p text:style-name="P7">Projet Long 2008</text:p>
      <text:p text:style-name="P8">__________</text:p>
      <text:p text:style-name="P8"/>
      <text:p text:style-name="P10">Administration autonome de serveurs sur la grille avec une machine virtuelle</text:p>
      <text:p text:style-name="P8"/>
      <text:p text:style-name="P8">Tutoriel d'installation d'un serveur DNS : BIND</text:p>
      <text:p text:style-name="P9"/>
      <text:p text:style-name="P9"/>
      <text:p text:style-name="P4"><text:a xlink:type="simple" xlink:href="mailto:jlouisy@etu.enseeiht.fr"><text:span text:style-name="T2">Responsable</text:span></text:a><text:a xlink:type="simple" xlink:href="mailto:jlouisy@etu.enseeiht.fr"><text:span text:style-name="T1"> : Daniel Hagimont - Professeur INPT/ENSEEIHT - Daniel.Hagimont@enseeiht.fr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o-encadrant </text:span></text:a><text:a xlink:type="simple" xlink:href="mailto:jlouisy@etu.enseeiht.fr"><text:span text:style-name="T1">: Laurent Broto – Etudiant en thèse à l'UPS - Laurent.Broto@irit.fr</text:span></text:a></text:p>
      <text:p text:style-name="P3"/>
      <text:p text:style-name="P5"><text:a xlink:type="simple" xlink:href="mailto:jlouisy@etu.enseeiht.fr"><text:span text:style-name="T2">Superviseur industriel </text:span></text:a><text:a xlink:type="simple" xlink:href="mailto:jlouisy@etu.enseeiht.fr"><text:span text:style-name="T1">: Emmanuel Murzeau - emmanuel.murzeau@airbus.com</text:span></text:a></text:p>
      <text:p text:style-name="P5"><text:a xlink:type="simple" xlink:href="mailto:jlouisy@etu.enseeiht.fr"><text:span text:style-name="T1"/></text:a></text:p>
      <text:p text:style-name="P5"><text:a xlink:type="simple" xlink:href="mailto:jlouisy@etu.enseeiht.fr"><text:span text:style-name="T2">Chef de projet </text:span></text:a><text:a xlink:type="simple" xlink:href="mailto:jlouisy@etu.enseeiht.fr"><text:span text:style-name="T1">: Ezequiel Geremia - ezequiel.geremia@etu.enseeiht.fr</text:span></text:a></text:p>
      <text:p text:style-name="P5"><text:a xlink:type="simple" xlink:href="mailto:jlouisy@etu.enseeiht.fr"><text:span text:style-name="T2"/></text:a></text:p>
      <text:p text:style-name="P2"><text:a xlink:type="simple" xlink:href="mailto:jlouisy@etu.enseeiht.fr"><text:span text:style-name="T2">Etudiants </text:span></text:a><text:a xlink:type="simple" xlink:href="mailto:jlouisy@etu.enseeiht.fr"><text:span text:style-name="T1">: </text:span></text:a></text:p>
      <text:list text:style-name="L1">
        <text:list-item>
          <text:p text:style-name="P15"><text:a xlink:type="simple" xlink:href="mailto:jlouisy@etu.enseeiht.fr"><text:span text:style-name="T1">Julien Louisy</text:span></text:a></text:p>
        </text:list-item>
        <text:list-item>
          <text:p text:style-name="P15"><text:a xlink:type="simple" xlink:href="mailto:jlouisy@etu.enseeiht.fr"><text:span text:style-name="T1">Julien Clariond</text:span></text:a></text:p>
        </text:list-item>
        <text:list-item>
          <text:p text:style-name="P15"><text:a xlink:type="simple" xlink:href="mailto:jlouisy@etu.enseeiht.fr"><text:span text:style-name="T1">Hery Randriamanamihaga</text:span></text:a></text:p>
        </text:list-item>
        <text:list-item>
          <text:p text:style-name="P15"><text:a xlink:type="simple" xlink:href="mailto:jlouisy@etu.enseeiht.fr"><text:span text:style-name="T1">Ezequiel Geremia</text:span></text:a></text:p>
        </text:list-item>
        <text:list-item>
          <text:p text:style-name="P15"><text:a xlink:type="simple" xlink:href="mailto:jlouisy@etu.enseeiht.fr"><text:span text:style-name="T1">Mathieu Giorgino </text:span></text:a></text:p>
        </text:list-item>
      </text:list>
      <text:table-of-content text:style-name="Sect1" text:protected="true" text:name="Table des matières1">
        <text:table-of-content-source text:outline-level="10" text:use-index-marks="false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27">Sommaire</text:p>
          </text:index-title>
          <text:p text:style-name="P28">1 - Installation des paquets nécessaires<text:tab/>3</text:p>
          <text:p text:style-name="P28">2 - Édition du fichier de configuration générale<text:tab/>3</text:p>
          <text:p text:style-name="P28">3 - Édition des fichiers zone<text:tab/>3</text:p>
          <text:p text:style-name="P28">4 - Vérification de la configuration<text:tab/>4</text:p>
          <text:p text:style-name="P28">5 - Démarrage du serveur<text:tab/>4</text:p>
          <text:p text:style-name="P28">6 - Test du serveur<text:tab/>5</text:p>
        </text:index-body>
      </text:table-of-content>
      <text:p text:style-name="Standard"/>
      <text:h text:style-name="P26" text:outline-level="1">Installation des paquets nécessaires</text:h>
      <text:p text:style-name="Text_20_body"><text:tab/>Nous allons procéder à l'installation de l'application <text:span text:style-name="T3">bind9</text:span><text:span text:style-name="T4"> :</text:span></text:p>
      <text:p text:style-name="P21"># apt-get install bind9 bind9-doc</text:p>
      <text:p text:style-name="P14"><text:span text:style-name="T4"/></text:p>
      <text:h text:style-name="Heading_20_1" text:outline-level="1">Édition du fichier de configuration générale</text:h>
      <text:p text:style-name="P11"><text:tab/>Nous commençons par éditer le fichier <text:span text:style-name="Source_20_Text"><text:span text:style-name="T5">/etc/bind/named.conf. </text:span></text:span><text:span text:style-name="Source_20_Text"><text:span text:style-name="T6">Il s'agit ici de définir un ensemble de zones, qui correspondent à des plages d'adresses IP ou à des noms de domaine. Nous désirons une résolution de nom dans les deux sens, il est donc nécessaire de définir deux zones.</text:span></text:span></text:p>
      <text:p text:style-name="P21">zone "xen" {</text:p>
      <text:p text:style-name="P21"><text:tab/>type master;</text:p>
      <text:p text:style-name="P21"><text:tab/>file "/etc/bind/db.xen";</text:p>
      <text:p text:style-name="P21">};</text:p>
      <text:p text:style-name="P21"></text:p>
      <text:p text:style-name="P21">zone "1.168.192.in-addr.arpa" {</text:p>
      <text:p text:style-name="P21"><text:tab/>type master;</text:p>
      <text:p text:style-name="P21"><text:tab/>file "/etc/bind/db.192";</text:p>
      <text:p text:style-name="P21">};</text:p>
      <text:p text:style-name="P25"><text:span text:style-name="T10">Fichier </text:span><text:span text:style-name="Source_20_Text"><text:span text:style-name="T10">/etc/bind/named.conf</text:span></text:span></text:p>
      <text:p text:style-name="P24">Notons les lignes <text:span text:style-name="T3">type master </text:span><text:span text:style-name="T4">qui servent à définir le DNS en tant que DNS maître. Enfin, les informations de résolution seront placées dans les fichiers pointés par le paramètre </text:span><text:span text:style-name="T3">file</text:span><text:span text:style-name="T4">.</text:span></text:p>
      <text:h text:style-name="Heading_20_1" text:outline-level="1"><text:span text:style-name="T4">Édition des fichiers zone</text:span></text:h>
      <text:p text:style-name="P11"><text:span text:style-name="T8"><text:tab/></text:span><text:span text:style-name="T9">Chaque fichier zone contient un champ SOA ainsi qu'une table de traduction entre les noms de machines et les adresses IP. Dans un sens :</text:span></text:p>
      <text:p text:style-name="P21">$TTL<text:tab/>86400</text:p>
      <text:p text:style-name="P21">@<text:tab/>IN<text:tab/>SOA<text:tab/>server.xen. root.localhost. (</text:p>
      <text:p text:style-name="P21"><text:tab/><text:tab/> 2008225666<text:tab/><text:tab/>; Numéro de série</text:p>
      <text:p text:style-name="P21"><text:tab/><text:tab/><text:tab/> 24H<text:tab/><text:tab/> <text:s text:c="4"/>; Temps de rafraichissement</text:p>
      <text:p text:style-name="P21"><text:tab/><text:tab/><text:tab/> <text:s/>2H<text:tab/><text:tab/> <text:s text:c="4"/>; Temps entre deux essais</text:p>
      <text:p text:style-name="P21"><text:tab/><text:tab/><text:tab/> <text:s/>1W<text:tab/><text:tab/> <text:s text:c="4"/>; Temps d'expiration</text:p>
      <text:p text:style-name="P21"><text:tab/><text:tab/><text:tab/> <text:s/>2D )<text:tab/> <text:s text:c="4"/>; valeur TTL minimum</text:p>
      <text:p text:style-name="P21">;</text:p>
      <text:p text:style-name="P21">@<text:tab/>IN<text:tab/>NS<text:tab/>server.xen.</text:p>
      <text:p text:style-name="P21">a-204-05<text:tab/>IN<text:tab/>A<text:tab/>192.168.1.5</text:p>
      <text:p text:style-name="P21">a-204-04<text:tab/>IN<text:tab/>A<text:tab/>192.168.1.4</text:p>
      <text:p text:style-name="P21">a-204-03<text:tab/>IN<text:tab/>A<text:tab/>192.168.1.3</text:p>
      <text:p text:style-name="P21">a-204-02<text:tab/>IN<text:tab/>A<text:tab/>192.168.1.2</text:p>
      <text:p text:style-name="P21">a-204-06<text:tab/>IN<text:tab/>A<text:tab/>192.168.1.1</text:p>
      <text:p text:style-name="P21">server<text:tab/>IN<text:tab/>A<text:tab/>192.168.1.1</text:p>
      <text:p text:style-name="P13"><text:span text:style-name="T10">Fichier /etc/bind/db.xen</text:span></text:p>
      <text:p text:style-name="P12"><text:soft-page-break/>Puis dans l'autre : </text:p>
      <text:p text:style-name="P20">$TTL<text:tab/>86400</text:p>
      <text:p text:style-name="P21">@<text:tab/>IN<text:tab/>SOA<text:tab/>server.xen. root.localhost. (</text:p>
      <text:p text:style-name="P21"><text:tab/><text:tab/> 2008225333<text:tab/><text:tab/>; Numéro de série</text:p>
      <text:p text:style-name="P21"><text:tab/><text:tab/><text:tab/> 24H<text:tab/> <text:s text:c="4"/><text:tab/>; Temps de rafraichissement</text:p>
      <text:p text:style-name="P21"><text:tab/><text:tab/><text:tab/> <text:s/>2H<text:tab/><text:tab/> <text:s text:c="4"/>; Temps entre deux essais</text:p>
      <text:p text:style-name="P21"><text:tab/><text:tab/><text:tab/> <text:s/>1W<text:tab/><text:tab/> <text:s text:c="4"/>; Temps d'expiration</text:p>
      <text:p text:style-name="P21"><text:tab/><text:tab/><text:tab/> <text:s/>2D )<text:tab/> <text:s text:c="4"/>; valeur TTL minimum</text:p>
      <text:p text:style-name="P21">;</text:p>
      <text:p text:style-name="P21">@<text:tab/>IN<text:tab/>NS<text:tab/>server.xen.</text:p>
      <text:p text:style-name="P21">1<text:tab/>IN<text:tab/>PTR<text:tab/>server</text:p>
      <text:p text:style-name="P21">2<text:tab/>IN<text:tab/>PTR<text:tab/>a-204-02</text:p>
      <text:p text:style-name="P21">3<text:tab/>IN<text:tab/>PTR<text:tab/>a-204-03</text:p>
      <text:p text:style-name="P21">4<text:tab/>IN<text:tab/>PTR<text:tab/>a-204-04</text:p>
      <text:p text:style-name="P21">5<text:tab/>IN<text:tab/>PTR<text:tab/>a-204-05</text:p>
      <text:p text:style-name="P21">1<text:tab/>IN<text:tab/>PTR<text:tab/>a-204-06</text:p>
      <text:p text:style-name="P13"><text:span text:style-name="T10">Fichier /etc/bind/db.192</text:span></text:p>
      <text:p text:style-name="P13"><text:span text:style-name="T10"/></text:p>
      <text:h text:style-name="Heading_20_1" text:outline-level="1"><text:span text:style-name="T4">Vérification de la configuration</text:span></text:h>
      <text:p text:style-name="P11"><text:span text:style-name="T4"><text:tab/>Il est possible de vérifier la configuration globale par l'intermédiaire de la commande suivante : </text:span></text:p>
      <text:p text:style-name="P23"><text:span text:style-name="T7"># </text:span>named-checkconf /etc/bind/named.conf</text:p>
      <text:p text:style-name="P11"/>
      <text:p text:style-name="P11">Ensuite, les fichiers zone peuvent être vérifiés avec : </text:p>
      <text:p text:style-name="P23"><text:span text:style-name="T7"># named-checkzone nom_de_zone fichier_de_zone</text:span></text:p>
      <text:p text:style-name="P11"/>
      <text:p text:style-name="P11"/>
      <text:h text:style-name="Heading_20_1" text:outline-level="1">Démarrage du serveur</text:h>
      <text:p text:style-name="P11"><text:tab/>Il est nécessaire de recharger la configuration de BIND, pour prendre en compte nos modifications : </text:p>
      <text:p text:style-name="P21"># sudo /etc/init.d/bind9 reload</text:p>
      <text:p text:style-name="P11"/>
      <text:p text:style-name="P11"/>
      <text:p text:style-name="P11"/>
      <text:p text:style-name="P11"/>
      <text:h text:style-name="Heading_20_1" text:outline-level="1"><text:soft-page-break/>Test du serveur</text:h>
      <text:p text:style-name="P11"><text:tab/>nslookup permet d'adresser des requêtes au serveur DNS afin de tester son fonctionnement. On commence par spécifier le serveur grâce au mot-clef <text:span text:style-name="T3">server,</text:span><text:span text:style-name="T4"> puis on peut entrer des noms d'hôtes et le programme doit nous renvoyer l'adresse IP correspondante.</text:span></text:p>
      <text:p text:style-name="P11"><text:span text:style-name="T4"/></text:p>
      <text:p text:style-name="P21"># nslookup</text:p>
      <text:p text:style-name="P21"/>
      <text:p text:style-name="P21"><text:span text:style-name="T4">&gt; server 192.168.1.1</text:span></text:p>
      <text:p text:style-name="P21"><text:span text:style-name="T4">Default server: 192.168.1.1</text:span></text:p>
      <text:p text:style-name="P21"><text:span text:style-name="T4">Address: 192.168.1.1#53</text:span></text:p>
      <text:p text:style-name="P21"><text:span text:style-name="T4"/></text:p>
      <text:p text:style-name="P21"><text:span text:style-name="T4">&gt; a-204-05</text:span></text:p>
      <text:p text:style-name="P21"><text:span text:style-name="T4">Server: <text:s text:c="8"/>192.168.1.1</text:span></text:p>
      <text:p text:style-name="P21"><text:span text:style-name="T4">Address: <text:s text:c="7"/>192.168.1.1#53</text:span></text:p>
      <text:p text:style-name="P21"><text:span text:style-name="T4">Name: <text:s text:c="2"/>a-204-05.xen</text:span></text:p>
      <text:p text:style-name="P21"><text:span text:style-name="T4">Address: 192.168.1.5</text:span></text:p>
      <text:p text:style-name="P21"><text:span text:style-name="T4"/></text:p>
      <text:p text:style-name="P21"><text:span text:style-name="T4">&gt; a-204-04</text:span></text:p>
      <text:p text:style-name="P21"><text:span text:style-name="T4">Server: <text:s text:c="8"/>192.168.1.1</text:span></text:p>
      <text:p text:style-name="P21"><text:span text:style-name="T4">Address: <text:s text:c="7"/>192.168.1.1#53</text:span></text:p>
      <text:p text:style-name="P21"><text:span text:style-name="T4">Name: <text:s text:c="2"/>a-204-04.xen</text:span></text:p>
      <text:p text:style-name="P21"><text:span text:style-name="T4">Address: 192.168.1.4</text:span></text:p>
      <text:p text:style-name="P21"><text:span text:style-name="T4"/></text:p>
      <text:p text:style-name="P21"><text:span text:style-name="T4">...</text:span></text:p>
      <text:p text:style-name="P11"><text:span text:style-name="T4"/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Times1" svg:font-family="Times" style:font-family-generic="roman"/>
    <style:font-face style:name="arial" svg:font-family="arial" style:font-family-generic="swiss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501cm" text:min-label-width="0.499cm"/>
      </text:list-level-style-number>
      <text:list-level-style-number text:level="3" text:style-name="Numbering_20_Symbols" style:num-suffix="." style:num-format="1" text:display-levels="3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 text:display-levels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Footer">
      <style:paragraph-properties fo:text-align="center" style:justify-single-word="false"/>
      <style:text-properties style:font-name="arial" fo:font-size="8pt" style:font-size-asian="7pt" style:font-size-complex="8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adminxen</meta:initial-creator>
    <meta:creation-date>2008-02-07T12:18:15</meta:creation-date>
    <dc:creator>adminxen</dc:creator>
    <dc:date>2008-02-25T12:35:28</dc:date>
    <meta:editing-cycles>36</meta:editing-cycles>
    <meta:editing-duration>PT2H52M19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5" meta:paragraph-count="100" meta:word-count="542" meta:character-count="3631"/>
  </office:meta>
</office:document-meta>
</file>